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rabun" svg:font-family="Sarabun, 'Avenir Book'"/>
    <style:font-face style:name="Source Sans Pro" svg:font-family="'Source Sans Pro', 'Segoe UI'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211in"/>
    </style:style>
    <style:style style:name="co4" style:family="table-column">
      <style:table-column-properties fo:break-before="auto" style:column-width="9.1626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6957in"/>
    </style:style>
    <style:style style:name="ro1" style:family="table-row">
      <style:table-row-properties style:row-height="0.4972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4047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fo:font-size="24pt" fo:language="none" fo:country="none" style:font-name-asian="DejaVu Sans" style:font-size-asian="24pt" style:language-asian="none" style:country-asian="none" style:font-name-complex="DejaVu Sans" style:font-size-complex="24pt" style:language-complex="none" style:country-complex="non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1422" style:font-name="Sarabun" fo:font-size="24pt" fo:language="none" fo:country="none" style:font-name-asian="DejaVu Sans" style:font-size-asian="24pt" style:language-asian="none" style:country-asian="none" style:font-name-complex="Sarabun" style:font-size-complex="24pt" style:language-complex="none" style:country-complex="none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fo:font-size="24pt" style:font-name-asian="Lohit Devanagari" style:font-size-asian="24pt" style:language-asian="hi" style:country-asian="IN" style:font-name-complex="DejaVu Sans" style:font-size-complex="24pt" style:language-complex="none" style:country-complex="non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style:font-name="Liberation Sans1" fo:font-size="24pt" fo:language="none" fo:country="none" fo:font-weight="bold" style:font-name-asian="Lohit Devanagari" style:font-size-asian="24pt" style:language-asian="none" style:country-asian="none" style:font-weight-asian="bold" style:font-name-complex="DejaVu Sans" style:font-size-complex="24pt" style:language-complex="none" style:country-complex="non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style:font-name="Liberation Sans1" fo:font-size="24pt" fo:language="none" fo:country="none" fo:font-weight="normal" style:font-name-asian="DejaVu Sans" style:font-size-asian="24pt" style:language-asian="none" style:country-asian="none" style:font-weight-asian="normal" style:font-name-complex="DejaVu Sans" style:font-size-complex="24pt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fo:font-size="12pt" fo:language="none" fo:country="none" style:font-name-asian="DejaVu Sans" style:font-size-asian="24pt" style:language-asian="none" style:country-asian="none" style:font-name-complex="DejaVu Sans" style:font-size-complex="24pt" style:language-complex="none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fo:font-size="12pt" fo:language="none" fo:country="none" style:font-name-asian="DejaVu Sans" style:font-size-asian="24pt" style:language-asian="none" style:country-asian="none" style:font-name-complex="DejaVu Sans" style:font-size-complex="2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fo:font-size="22pt" fo:language="none" fo:country="none" style:font-name-asian="DejaVu Sans" style:font-size-asian="22pt" style:language-asian="none" style:country-asian="none" style:font-name-complex="DejaVu Sans" style:font-size-complex="22pt" style:language-complex="none" style:country-complex="none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4pt" style:font-name-asian="Lohit Devanagari" style:font-size-asian="24pt" style:language-asian="hi" style:country-asian="IN" style:font-name-complex="Noto Sans CJK SC" style:font-size-complex="24pt" style:language-complex="none" style:country-complex="non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0pt" style:language-complex="none" style:country-complex="none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2pt" style:font-name-asian="Lohit Devanagari" style:font-size-asian="22pt" style:language-asian="hi" style:country-asian="IN" style:font-name-complex="Noto Sans CJK SC" style:font-size-complex="22pt" style:language-complex="none" style:country-complex="non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0pt" style:font-name-asian="Lohit Devanagari" style:font-size-asian="20pt" style:language-asian="hi" style:country-asian="IN" style:font-name-complex="Noto Sans CJK SC" style:font-size-complex="20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style:font-name="Noto Sans CJK SC" fo:font-size="24pt" style:font-name-asian="Lohit Devanagari" style:font-size-asian="24pt" style:language-asian="hi" style:country-asian="IN" style:font-name-complex="DejaVu Sans" style:font-size-complex="24pt" style:language-complex="none" style:country-complex="non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style:font-name="Noto Sans CJK SC" fo:font-size="24pt" style:font-name-asian="Lohit Devanagari" style:font-size-asian="24pt" style:language-asian="hi" style:country-asian="IN" style:font-name-complex="Noto Sans CJK SC" style:font-size-complex="24pt" style:language-complex="none" style:country-complex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24pt" style:font-name-asian="Lohit Devanagari" style:font-size-asian="24pt" style:language-asian="hi" style:country-asian="IN" style:font-size-complex="24pt" style:language-complex="none" style:country-complex="non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name-asian="Lohit Devanagari" style:font-size-asian="24pt" style:language-asian="hi" style:country-asian="IN" style:font-name-complex="DejaVu Sans" style:font-size-complex="22pt" style:language-complex="none" style:country-complex="non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name-complex="DejaVu Sans" style:font-size-complex="24pt" style:language-complex="none" style:country-complex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name-asian="Lohit Devanagari" style:font-size-asian="24pt" style:language-asian="hi" style:country-asian="IN" style:font-name-complex="DejaVu Sans" style:font-size-complex="24pt" style:language-complex="none" style:country-complex="non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style:font-name="Liberation Sans1" fo:font-size="12pt" fo:language="none" fo:country="none" fo:font-weight="normal" style:font-name-asian="DejaVu Sans" style:font-size-asian="24pt" style:language-asian="none" style:country-asian="none" style:font-weight-asian="normal" style:font-name-complex="DejaVu Sans" style:font-size-complex="24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02122" fo:font-size="16pt" style:font-size-asian="16pt" style:font-size-complex="16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" fo:font-size="24pt" style:font-name-asian="Lohit Devanagari" style:font-size-asian="24pt" style:language-asian="hi" style:country-asian="IN" style:font-name-complex="Source Sans Pro" style:font-size-complex="24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4pt" style:font-name-asian="Lohit Devanagari" style:font-size-asian="24pt" style:language-asian="hi" style:country-asian="IN" style:font-name-complex="Noto Sans CJK SC" style:font-size-complex="24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4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12pt" style:font-name-asian="Lohit Devanagari" style:font-size-asian="12pt" style:language-asian="hi" style:country-asian="IN" style:font-name-complex="Noto Sans CJK SC" style:font-size-complex="24pt" style:language-complex="none" style:country-complex="none"/>
    </style:style>
    <style:style style:name="T1" style:family="text">
      <style:text-properties style:letter-kerning="true" fo:letter-spacing="normal" fo:language="en" fo:country="US" style:language-asian="hi" style:country-asian="IN" style:font-name-asian="Lohit Devanagari" style:font-size-asian="24pt" style:font-size-complex="24pt" style:font-weight-complex="normal" style:font-style-complex="normal"/>
    </style:style>
    <style:style style:name="T2" style:family="text">
      <style:text-properties fo:letter-spacing="normal" style:font-size-complex="22pt" style:font-weight-complex="normal" style:font-style-complex="normal"/>
    </style:style>
    <style:style style:name="T3" style:family="text">
      <style:text-properties fo:letter-spacing="normal" style:font-size-asian="22pt"/>
    </style:style>
    <style:style style:name="T4" style:family="text">
      <style:text-properties style:letter-kerning="true" fo:letter-spacing="normal" fo:language="en" fo:country="US" style:language-asian="hi" style:country-asian="IN" style:font-name-asian="Lohit Devanagari" style:font-size-asian="24pt" style:font-size-complex="24pt"/>
    </style:style>
    <style:style style:name="T5" style:family="text">
      <style:text-properties fo:letter-spacing="normal" style:font-size-asian="12pt"/>
    </style:style>
    <style:style style:name="T6" style:family="text">
      <style:text-properties fo:letter-spacing="normal" style:font-size-complex="12pt" style:font-weight-complex="normal" style:font-style-complex="normal"/>
    </style:style>
    <style:style style:name="T7" style:family="text">
      <style:text-properties style:use-window-font-color="true" style:letter-kerning="true" fo:language="en" fo:country="US" style:language-asian="hi" style:country-asian="IN" style:font-name-asian="Lohit Devanagari" style:font-size-complex="22pt"/>
    </style:style>
    <style:style style:name="T8" style:family="text">
      <style:text-properties style:use-window-font-color="true" fo:font-size="22pt" style:letter-kerning="true" fo:language="en" fo:country="US" style:language-asian="hi" style:country-asian="IN" style:font-name-asian="Lohit Devanagari" style:font-size-asian="22pt" style:font-size-complex="22pt"/>
    </style:style>
    <style:style style:name="T9" style:family="text">
      <style:text-properties style:use-window-font-color="true" style:letter-kerning="true" fo:language="en" fo:country="US" style:language-asian="hi" style:country-asian="IN" style:font-name-asian="Lohit Devanagari" style:font-size-complex="22pt" fo:font-size="12pt" style:font-size-asian="12pt"/>
    </style:style>
    <style:style style:name="T10" style:family="text">
      <style:text-properties style:use-window-font-color="true" style:letter-kerning="true" fo:language="en" fo:country="US" style:language-asian="hi" style:country-asian="IN" style:font-name-asian="Lohit Devanagari" style:font-size-complex="22pt" fo:font-size="22pt" style:font-size-asian="22pt"/>
    </style:style>
    <style:style style:name="T11" style:family="text">
      <style:text-properties fo:font-size="12pt" style:letter-kerning="true" style:language-asian="hi" style:country-asian="IN" style:font-name-asian="Lohit Devanagari" style:font-size-asian="12pt" style:font-size-complex="22pt"/>
    </style:style>
    <style:style style:name="T12" style:family="text">
      <style:text-properties style:letter-kerning="true" style:language-asian="hi" style:country-asian="IN" style:font-name-asian="Lohit Devanagari" style:font-size-complex="22pt" style:use-window-font-color="true" fo:font-size="22pt" fo:language="en" fo:country="US" style:font-size-asian="22pt"/>
    </style:style>
    <style:style style:name="T13" style:family="text">
      <style:text-properties style:letter-kerning="true" style:language-asian="hi" style:country-asian="IN" style:font-name-asian="Lohit Devanagari" style:font-size-complex="22pt" style:use-window-font-color="true" fo:language="en" fo:country="US" fo:font-size="12pt" style:font-size-asian="12pt"/>
    </style:style>
    <style:style style:name="T14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name-complex="DejaVu Sans" style:font-size-asian="24pt" style:font-size-complex="2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202122" fo:font-size="12pt" fo:letter-spacing="normal" style:font-size-complex="22pt" style:font-weight-complex="normal" style:font-style-complex="normal"/>
    </style:style>
    <style:style style:name="T16" style:family="text">
      <style:text-properties fo:color="#202122" fo:font-size="12pt" fo:letter-spacing="normal" style:font-size-asian="22pt"/>
    </style:style>
    <style:style style:name="T17" style:family="text">
      <style:text-properties fo:color="#202122" style:text-underline-style="none" style:text-underline-color="font-color" style:text-line-through-type="none" fo:font-style="normal" style:text-outline="false" fo:text-shadow="none" fo:letter-spacing="normal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24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202122" style:text-underline-style="none" style:text-underline-color="font-color" style:text-line-through-type="none" fo:font-style="normal" style:text-outline="false" fo:text-shadow="none" fo:letter-spacing="normal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22pt" style:font-size-complex="24pt"/>
    </style:style>
    <style:style style:name="T19" style:family="text">
      <style:text-properties fo:color="#202122" style:text-underline-style="none" style:text-underline-color="font-color" style:text-line-through-type="none" fo:font-style="normal" style:text-outline="false" fo:text-shadow="none" fo:letter-spacing="normal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24pt" style:font-size-complex="22pt"/>
    </style:style>
    <style:style style:name="T20" style:family="text">
      <style:text-properties fo:letter-spacing="normal" style:font-size-asian="16pt" style:font-size-complex="16pt"/>
    </style:style>
    <style:style style:name="T21" style:family="text">
      <style:text-properties fo:letter-spacing="normal" style:font-size-asian="16pt" style:font-size-complex="16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2" table:number-columns-repeated="1018" table:default-cell-style-name="ce52"/>
        <table:table-row table:style-name="ro1">
          <table:table-cell table:style-name="ce51" office:value-type="date" office:date-value="2022-05-05" calcext:value-type="date">
            <text:p>05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設計</text:p>
          </table:table-cell>
          <table:table-cell table:style-name="ce67" office:value-type="string" calcext:value-type="string">
            <text:p><text:span text:style-name="T7">用drawio設計ui，並給oliver確認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系統設計</text:p>
          </table:table-cell>
          <table:table-cell office:value-type="string" calcext:value-type="string">
            <text:p>分成三個模塊：gpx管理，數據庫管理，UI管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51" office:value-type="date" office:date-value="2022-05-09" calcext:value-type="date">
            <text:p>05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搭建好python 環境</text:p>
          </table:table-cell>
          <table:table-cell office:value-type="string" calcext:value-type="string">
            <text:p>UI組件，數據庫組件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實現UI框架</text:p>
          </table:table-cell>
          <table:table-cell office:value-type="string" calcext:value-type="string">
            <text:p>導入數據頁面，數據庫管理頁面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54" office:value-type="string" calcext:value-type="string">
            <text:p>實現地圖的api調用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51" office:value-type="date" office:date-value="2022-05-10" calcext:value-type="date">
            <text:p>05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優化調整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實現gpx數據拆分功能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實現數據庫讀寫功能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51" office:value-type="date" office:date-value="2022-05-12" calcext:value-type="date">
            <text:p>05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優化調整</text:p>
          </table:table-cell>
          <table:table-cell table:style-name="ce67" office:value-type="string" calcext:value-type="string">
            <text:p><text:span text:style-name="T8">title</text:span><text:span text:style-name="T9">可以手動編輯，文字編輯欄目：</text:span><text:span text:style-name="T10">note</text:span><text:span text:style-name="T9">；（可以空值，如果空值的話，自己帶個空格），地圖tile替換為高德的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打包成.exe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上傳代碼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操作手冊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51"/>
          <table:table-cell office:value-type="float" office:value="5" calcext:value-type="float">
            <text:p>5</text:p>
          </table:table-cell>
          <table:table-cell office:value-type="string" calcext:value-type="string">
            <text:p>UI優化調整</text:p>
          </table:table-cell>
          <table:table-cell table:style-name="ce68" office:value-type="string" calcext:value-type="string">
            <text:p><text:span text:style-name="T11">優化彈窗：默認有</text:span><text:span text:style-name="T12">pathName</text:span><text:span text:style-name="T13">，這樣比較好修改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51" office:value-type="date" office:date-value="2022-05-16" calcext:value-type="date">
            <text:p>05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地圖修改為高德地圖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51"/>
          <table:table-cell office:value-type="float" office:value="2" calcext:value-type="float">
            <text:p>2</text:p>
          </table:table-cell>
          <table:table-cell office:value-type="string" calcext:value-type="string">
            <text:p>UI優化</text:p>
          </table:table-cell>
          <table:table-cell table:style-name="ce69" office:value-type="string" calcext:value-type="string">
            <text:p>按照螢幕比例，進行縮放（框架大小，文字大小等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 table:style-name="ce51" office:value-type="date" office:date-value="2022-05-19" calcext:value-type="date">
            <text:p>05/19/22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<text:span text:style-name="T1">說明文檔</text:span></text:p>
          </table:table-cell>
          <table:table-cell table:style-name="ce55" office:value-type="string" calcext:value-type="string">
            <text:p><text:span text:style-name="T14">說明一下gpxfiles用哪一個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<text:span text:style-name="T1">打包</text:span></text:p>
          </table:table-cell>
          <table:table-cell table:style-name="ce55" office:value-type="string" calcext:value-type="string">
            <text:p><text:span text:style-name="T14">可以點擊打開的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51"/>
          <table:table-cell office:value-type="float" office:value="3" calcext:value-type="float">
            <text:p>3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適配14寸螢幕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<text:span text:style-name="T1">導入數據</text:span></text:p>
          </table:table-cell>
          <table:table-cell table:style-name="ce55" office:value-type="string" calcext:value-type="string">
            <text:p><text:span text:style-name="T14">加一個標籤 從1開始計數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「連接」按鈕</text:p>
          </table:table-cell>
          <table:table-cell table:style-name="ce56" office:value-type="string" calcext:value-type="string">
            <text:p>成功按之後，就屏蔽掉；<text:span text:style-name="T15">改成</text:span><text:span text:style-name="T16">clear listbox</text:span><text:span text:style-name="T15">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7" office:value-type="string" calcext:value-type="string">
            <text:p>新增工棚</text:p>
          </table:table-cell>
          <table:table-cell table:style-name="ce70" office:value-type="string" calcext:value-type="string">
            <text:p><text:span text:style-name="T17">新增工棚之後，工棚的</text:span><text:span text:style-name="T18">combobox</text:span><text:span text:style-name="T19">也需要更新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2"/>
          <table:table-cell table:style-name="ce11" office:value-type="string" calcext:value-type="string">
            <text:p><text:span text:style-name="T2">下面的</text:span><text:span text:style-name="T3">listbox</text:span><text:span text:style-name="T2">也要更新，才知道新增成功了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51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注釋</text:p>
          </table:table-cell>
          <table:table-cell table:style-name="ce12" office:value-type="string" calcext:value-type="string">
            <text:p>改為“維護人員名字”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<text:span text:style-name="T2">點擊</text:span><text:span text:style-name="T3">list</text:span><text:span text:style-name="T2">之後</text:span></text:p>
          </table:table-cell>
          <table:table-cell table:style-name="ce12" office:value-type="string" calcext:value-type="string">
            <text:p>彈出地圖的全螢幕顯示的彈窗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51"/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地圖</text:p>
          </table:table-cell>
          <table:table-cell office:value-type="string" calcext:value-type="string">
            <text:p>改為高德地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<text:span text:style-name="T2">地圖的</text:span><text:span text:style-name="T3">path</text:span></text:p>
          </table:table-cell>
          <table:table-cell table:style-name="ce11" office:value-type="string" calcext:value-type="string">
            <text:p><text:span text:style-name="T2">顯示改成多邊形的，中心點，往左往右</text:span><text:span text:style-name="T3">100</text:span><text:span text:style-name="T2">公尺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插入</text:p>
          </table:table-cell>
          <table:table-cell table:style-name="ce12" office:value-type="string" calcext:value-type="string">
            <text:p>插入成功的話，提示：新增到雲端成功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<text:span text:style-name="T4">listbox</text:span></text:p>
          </table:table-cell>
          <table:table-cell table:style-name="ce55" office:value-type="string" calcext:value-type="string">
            <text:p>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<text:span text:style-name="T1">日志功能</text:span></text:p>
          </table:table-cell>
          <table:table-cell table:style-name="ce55" office:value-type="string" calcext:value-type="string">
            <text:p>//</text:p>
          </table:table-cell>
          <table:table-cell table:number-columns-repeated="1020"/>
        </table:table-row>
        <table:table-row table:style-name="ro3">
          <table:table-cell table:style-name="ce51" office:value-type="date" office:date-value="2022-05-24" calcext:value-type="date">
            <text:p>05/2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學習網路安全</text:p>
          </table:table-cell>
          <table:table-cell table:number-columns-repeated="1021"/>
        </table:table-row>
        <table:table-row table:style-name="ro2">
          <table:table-cell table:style-name="ce51" office:value-type="date" office:date-value="2022-05-25" calcext:value-type="date">
            <text:p>05/25/2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裁減</text:p>
          </table:table-cell>
          <table:table-cell table:style-name="ce11" office:value-type="string" calcext:value-type="string">
            <text:p><text:span text:style-name="T2">藍色的</text:span><text:span text:style-name="T3">path</text:span><text:span text:style-name="T2">去掉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g</text:p>
          </table:table-cell>
          <table:table-cell table:style-name="ce11" office:value-type="string" calcext:value-type="string">
            <text:p><text:span text:style-name="T2">地圖</text:span><text:span text:style-name="T3">bug</text:span><text:span text:style-name="T2">：編號超過兩位數的時候，點擊後，沒有反映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更新</text:p>
          </table:table-cell>
          <table:table-cell table:style-name="ce11" office:value-type="string" calcext:value-type="string">
            <text:p><text:span text:style-name="T2">在</text:span><text:span text:style-name="T3">combobox</text:span><text:span text:style-name="T2">中加入一個新增工棚的欄，點擊後，彈框輸入名字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51"/>
          <table:table-cell/>
          <table:table-cell table:style-name="ce10" office:value-type="string" calcext:value-type="string">
            <text:p>新增工棚</text:p>
          </table:table-cell>
          <table:table-cell table:style-name="ce10" office:value-type="string" calcext:value-type="string">
            <text:p>刪工棚（一個只是本地刪，一個是兩個都要刪）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更新</text:p>
          </table:table-cell>
          <table:table-cell table:style-name="ce10" office:value-type="string" calcext:value-type="string">
            <text:p>插入功能更改：按照工棚蘭進行插入，不判斷新增工棚的名字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51"/>
          <table:table-cell/>
          <table:table-cell table:style-name="ce10" office:value-type="string" calcext:value-type="string">
            <text:p>bug</text:p>
          </table:table-cell>
          <table:table-cell table:style-name="ce10" office:value-type="string" calcext:value-type="string">
            <text:p>改名字之後，會導致插入失敗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bug</text:p>
          </table:table-cell>
          <table:table-cell table:style-name="ce10" office:value-type="string" calcext:value-type="string">
            <text:p>名字插入錯誤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優化</text:p>
          </table:table-cell>
          <table:table-cell table:style-name="ce11" office:value-type="string" calcext:value-type="string">
            <text:p><text:span text:style-name="T3">new data list</text:span><text:span text:style-name="T2">可以多選，批量插入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51"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新功能</text:p>
          </table:table-cell>
          <table:table-cell table:style-name="ce11" office:value-type="string" calcext:value-type="string">
            <text:p><text:span text:style-name="T2">批次命名：複選 </text:span><text:span text:style-name="T3">--→ </text:span><text:span text:style-name="T2">鼠標右鍵選項：新增前綴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<text:span text:style-name="T2">隱藏</text:span><text:span text:style-name="T3">bug</text:span></text:p>
          </table:table-cell>
          <table:table-cell table:style-name="ce11" office:value-type="string" calcext:value-type="string">
            <text:p><text:span text:style-name="T2">插入的時候，要插入的不是</text:span><text:span text:style-name="T3">path</text:span><text:span text:style-name="T2">，而是</text:span><text:span text:style-name="T3">polygon</text:span><text:span text:style-name="T2">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51"/>
          <table:table-cell office:value-type="float" office:value="9" calcext:value-type="float">
            <text:p>9</text:p>
          </table:table-cell>
          <table:table-cell office:value-type="string" calcext:value-type="string">
            <text:p>更新操作手冊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51" office:value-type="date" office:date-value="2022-05-26" calcext:value-type="date">
            <text:p>05/26/2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2">學習和搭建</text:span><text:span text:style-name="T3">django</text:span>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2">按照</text:span><text:span text:style-name="T3">ui</text:span><text:span text:style-name="T2">設計搭建</text:span><text:span text:style-name="T3">ui</text:span>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搭建功能</text:p>
          </table:table-cell>
          <table:table-cell table:style-name="ce10" office:value-type="string" calcext:value-type="string">
            <text:p>現有的功能，移植過去</text:p>
          </table:table-cell>
          <table:table-cell table:number-columns-repeated="1020"/>
        </table:table-row>
        <table:table-row table:style-name="ro1">
          <table:table-cell table:style-name="ce51" office:value-type="date" office:date-value="2022-05-31" calcext:value-type="date">
            <text:p>05/3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實現gpx文件讀取功能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51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測試結果反饋</text:p>
          </table:table-cell>
          <table:table-cell office:value-type="string" calcext:value-type="string">
            <text:p>對每個leo提出的issue進行回饋，並提出建議方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51"/>
          <table:table-cell office:value-type="float" office:value="2" calcext:value-type="float">
            <text:p>2</text:p>
          </table:table-cell>
          <table:table-cell office:value-type="string" calcext:value-type="string">
            <text:p>進行local版的優化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實現正式伺服器的讀寫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51"/>
          <table:table-cell office:value-type="float" office:value="4" calcext:value-type="float">
            <text:p>4</text:p>
          </table:table-cell>
          <table:table-cell office:value-type="string" calcext:value-type="string">
            <text:p>完成日常任務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pan text:style-name="T5">bug:</text:span><text:span text:style-name="T6">名字無法長度改小</text:span></text:p>
          </table:table-cell>
          <table:table-cell office:value-type="string" calcext:value-type="string">
            <text:p>搞錯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一鍵重新命名和勾選的按鍵</text:p>
          </table:table-cell>
          <table:table-cell table:style-name="ce28" office:value-type="string" calcext:value-type="string">
            <text:p><text:span text:style-name="T20">step1</text:span><text:span text:style-name="T21">：根據輸入的名字的名字列表，對比原始名字列表之後，進行勾選</text:span></text:p>
            <text:p><text:span text:style-name="T20">step2</text:span><text:span text:style-name="T21">：把名字恢復成原始名字（往往都需要重新命名）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5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7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60"/>
          <table:table-cell table:number-columns-repeated="1020"/>
        </table:table-row>
        <table:table-row table:style-name="ro3">
          <table:table-cell table:style-name="ce51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6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72"/>
          <table:table-cell table:number-columns-repeated="1020"/>
        </table:table-row>
        <table:table-row table:style-name="ro3">
          <table:table-cell table:number-columns-repeated="2"/>
          <table:table-cell table:style-name="ce60"/>
          <table:table-cell table:number-columns-repeated="1021"/>
        </table:table-row>
        <table:table-row table:style-name="ro3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60"/>
          <table:table-cell table:style-name="ce72"/>
          <table:table-cell table:number-columns-repeated="1020"/>
        </table:table-row>
        <table:table-row table:style-name="ro3">
          <table:table-cell table:style-name="ce51"/>
          <table:table-cell table:number-columns-repeated="1023"/>
        </table:table-row>
        <table:table-row table:style-name="ro3">
          <table:table-cell table:style-name="ce51"/>
          <table:table-cell/>
          <table:table-cell table:style-name="ce60"/>
          <table:table-cell table:style-name="ce73"/>
          <table:table-cell table:number-columns-repeated="1020"/>
        </table:table-row>
        <table:table-row table:style-name="ro3" table:number-rows-repeated="3">
          <table:table-cell table:number-columns-repeated="2"/>
          <table:table-cell table:style-name="ce60"/>
          <table:table-cell table:number-columns-repeated="1021"/>
        </table:table-row>
        <table:table-row table:style-name="ro3">
          <table:table-cell table:number-columns-repeated="2"/>
          <table:table-cell table:style-name="ce60"/>
          <table:table-cell table:style-name="ce74"/>
          <table:table-cell table:number-columns-repeated="1020"/>
        </table:table-row>
        <table:table-row table:style-name="ro3">
          <table:table-cell table:style-name="ce51"/>
          <table:table-cell table:number-columns-repeated="1023"/>
        </table:table-row>
        <table:table-row table:style-name="ro3">
          <table:table-cell table:style-name="ce51"/>
          <table:table-cell/>
          <table:table-cell table:style-name="ce61"/>
          <table:table-cell table:number-columns-repeated="1021"/>
        </table:table-row>
        <table:table-row table:style-name="ro3" table:number-rows-repeated="3">
          <table:table-cell table:number-columns-repeated="2"/>
          <table:table-cell table:style-name="ce60"/>
          <table:table-cell table:number-columns-repeated="1021"/>
        </table:table-row>
        <table:table-row table:style-name="ro3">
          <table:table-cell table:style-name="ce51"/>
          <table:table-cell/>
          <table:table-cell table:style-name="ce62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62"/>
          <table:table-cell table:number-columns-repeated="1021"/>
        </table:table-row>
        <table:table-row table:style-name="ro3">
          <table:table-cell table:number-columns-repeated="2"/>
          <table:table-cell table:style-name="ce62"/>
          <table:table-cell table:style-name="ce73"/>
          <table:table-cell table:number-columns-repeated="1020"/>
        </table:table-row>
        <table:table-row table:style-name="ro3">
          <table:table-cell table:style-name="ce51"/>
          <table:table-cell/>
          <table:table-cell table:style-name="ce63"/>
          <table:table-cell table:number-columns-repeated="1021"/>
        </table:table-row>
        <table:table-row table:style-name="ro3">
          <table:table-cell table:number-columns-repeated="2"/>
          <table:table-cell table:style-name="ce6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51"/>
          <table:table-cell/>
          <table:table-cell table:style-name="ce64"/>
          <table:table-cell table:number-columns-repeated="1021"/>
        </table:table-row>
        <table:table-row table:style-name="ro3">
          <table:table-cell table:number-columns-repeated="2"/>
          <table:table-cell table:style-name="ce65"/>
          <table:table-cell table:number-columns-repeated="1021"/>
        </table:table-row>
        <table:table-row table:style-name="ro3">
          <table:table-cell table:number-columns-repeated="2"/>
          <table:table-cell table:style-name="ce64"/>
          <table:table-cell table:number-columns-repeated="1021"/>
        </table:table-row>
        <table:table-row table:style-name="ro3">
          <table:table-cell table:number-columns-repeated="2"/>
          <table:table-cell table:style-name="ce66"/>
          <table:table-cell table:number-columns-repeated="1021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rabun" svg:font-family="Sarabun, 'Avenir Book'"/>
    <style:font-face style:name="Source Sans Pro" svg:font-family="'Source Sans Pro', 'Segoe UI'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5:24:31.472063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9:58:35.041930798</meta:creation-date>
    <meta:generator>LibreOffice/6.4.7.2$Linux_X86_64 LibreOffice_project/40$Build-2</meta:generator>
    <dc:date>2022-06-03T15:24:53.819961156</dc:date>
    <meta:editing-duration>P11DT22H23M59S</meta:editing-duration>
    <meta:editing-cycles>30</meta:editing-cycles>
    <meta:document-statistic meta:table-count="1" meta:cell-count="191" meta:object-count="0"/>
  </office:meta>
</office:document-meta>
</file>